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>Z-5</text:span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DEL_Z</text:p>
            <text:p text:style-name="P5">NEW_Z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<text:span text:style-name="T2">Z-6</text:span></text:p>
          </table:table-cell>
          <table:table-cell table:style-name="Таблица2.A3" office:value-type="string">
            <text:p text:style-name="P4">Определение знака целого числа. Аргумент: целое число. Результат; число(unsigned short) (0 – число равно нулю, 1 – число положительное, 2 – число отрицательное)</text:p>
          </table:table-cell>
          <table:table-cell table:style-name="Таблица2.A3" office:value-type="string">
            <text:p text:style-name="P2"><text:span text:style-name="T2">SGN_Z_D</text:span></text:p>
          </table:table-cell>
          <table:table-cell table:style-name="Таблица2.A3" office:value-type="string">
            <text:p text:style-name="P4">DELZ_Z_Z</text:p>
          </table:table-cell>
          <table:table-cell table:style-name="Таблица2.A3" office:value-type="string">
            <text:p text:style-name="P4">DELZ_Z_Z</text:p>
            <text:p text:style-name="P5">NEW_Z_Z</text:p>
            <text:p text:style-name="P5">DEL_Z</text:p>
            <text:p text:style-name="P5">DELZ_N_N</text:p>
            <text:p text:style-name="P5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12</meta:editing-cycles>
    <dc:date>2015-04-11T14:13:08</dc:date>
    <meta:editing-duration>P3DT1H20M1S</meta:editing-duration>
    <meta:document-statistic meta:table-count="2" meta:image-count="0" meta:object-count="0" meta:page-count="5" meta:paragraph-count="279" meta:word-count="626" meta:character-count="4255" meta:non-whitespace-character-count="3901"/>
  </office:meta>
</office:document-meta>
</file>